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344" officeooo:paragraph-rsid="00073344"/>
    </style:style>
    <style:style style:name="P2" style:family="paragraph" style:parent-style-name="Standard">
      <style:text-properties officeooo:rsid="00073344" officeooo:paragraph-rsid="00073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e Maria</text:p>
      <text:p text:style-name="P1">Gratia plena</text:p>
      <text:p text:style-name="P1">Dominus tecum</text:p>
      <text:p text:style-name="P1">Benedicta tu</text:p>
      <text:p text:style-name="P1">In mulieribus</text:p>
      <text:p text:style-name="P1">Et benedictus</text:p>
      <text:p text:style-name="P1">Frutus ventris</text:p>
      <text:p text:style-name="P1">Tui, Jesus</text:p>
      <text:p text:style-name="P1"/>
      <text:p text:style-name="P1">Sancta Maria</text:p>
      <text:p text:style-name="P1">Sancta Maria</text:p>
      <text:p text:style-name="P1">Maria</text:p>
      <text:p text:style-name="P1">Ora pro nobis</text:p>
      <text:p text:style-name="P1">Nobis peccatoribus</text:p>
      <text:p text:style-name="P1">Nunc et in hora</text:p>
      <text:p text:style-name="P1">In hora mortis</text:p>
      <text:p text:style-name="P1">Nostrae amem</text:p>
      <text:p text:style-name="P1">Am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A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A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15:13:03.762928204</meta:creation-date>
    <dc:date>2023-01-01T22:50:53.946577763</dc:date>
    <meta:editing-duration>PT1H48M50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" meta:paragraph-count="17" meta:word-count="36" meta:character-count="201" meta:non-whitespace-character-count="182"/>
  </office:meta>
</office:document-meta>
</file>